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9e3ad" officeooo:paragraph-rsid="0019e3ad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9e3ad" officeooo:paragraph-rsid="0019e3ad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officeooo:rsid="0019e3ad" officeooo:paragraph-rsid="0019e3a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a5f4a" officeooo:paragraph-rsid="001a5f4a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officeooo:paragraph-rsid="001c322f"/>
    </style:style>
    <style:style style:name="P6" style:family="paragraph" style:parent-style-name="Standard">
      <style:paragraph-properties fo:text-align="start" style:justify-single-word="false"/>
      <style:text-properties fo:font-size="13pt" officeooo:rsid="0019e3ad" officeooo:paragraph-rsid="0019e3ad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officeooo:rsid="001a5f4a" officeooo:paragraph-rsid="001a5f4a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1d07aa" officeooo:paragraph-rsid="001d07aa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c322f" officeooo:paragraph-rsid="001c322f" style:font-size-asian="14pt" style:font-weight-asian="bold" style:font-size-complex="14pt" style:font-weight-complex="bold"/>
    </style:style>
    <style:style style:name="T1" style:family="text">
      <style:text-properties officeooo:rsid="001a5f4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322f" style:font-weight-asian="normal" style:font-weight-complex="normal"/>
    </style:style>
    <style:style style:name="T4" style:family="text">
      <style:text-properties fo:font-size="13pt" fo:font-weight="bold" officeooo:rsid="001a5f4a" style:font-size-asian="13pt" style:font-weight-asian="bold" style:font-size-complex="13pt" style:font-weight-complex="bold"/>
    </style:style>
    <style:style style:name="T5" style:family="text">
      <style:text-properties fo:font-size="13pt" fo:font-weight="normal" officeooo:rsid="001a5f4a" style:font-size-asian="13pt" style:font-weight-asian="normal" style:font-size-complex="13pt" style:font-weight-complex="normal"/>
    </style:style>
    <style:style style:name="T6" style:family="text">
      <style:text-properties fo:font-size="13pt" fo:font-weight="normal" officeooo:rsid="001c322f" style:font-size-asian="13pt" style:font-weight-asian="normal" style:font-size-complex="13pt" style:font-weight-complex="normal"/>
    </style:style>
    <style:style style:name="T7" style:family="text">
      <style:text-properties fo:font-size="14pt" fo:font-weight="bold" officeooo:rsid="001a5f4a" style:font-size-asian="14pt" style:font-weight-asian="bold" style:font-size-complex="14pt" style:font-weight-complex="bold"/>
    </style:style>
    <style:style style:name="T8" style:family="text">
      <style:text-properties officeooo:rsid="001d07aa"/>
    </style:style>
    <style:style style:name="T9" style:family="text">
      <style:text-properties officeooo:rsid="001dd6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ASK 2-</text:span>PHASE BEHAVIOUR</text:p>
      <text:p text:style-name="P2"/>
      <text:p text:style-name="P3"/>
      <text:p text:style-name="P3"/>
      <text:p text:style-name="P6">Our project uses the perf tool of linux to analyse the phase behaviour of three applications (gcc,apt,python program).Perf is a profiler tool for Linux 2.6+ based systems that abstracts away CPU hardware differences in Linux performance measurements and presents a simple commandline interface. We have <text:span text:style-name="T1">made use of </text:span>the map-reduce program of hadoop to find the number of times the cosine similarity of adjacent phases crosses the given threshold.</text:p>
      <text:p text:style-name="P6"/>
      <text:p text:style-name="P5"><text:span text:style-name="T7">Implementation :</text:span></text:p>
      <text:p text:style-name="P5"><text:span text:style-name="T7"/></text:p>
      <text:p text:style-name="P5"><text:span text:style-name="T4">- </text:span><text:span text:style-name="T6">Collected c</text:span><text:span text:style-name="T5">ache misses,cache references,total instructions,branch mispredicts data from the perf tool of linux.</text:span><text:span text:style-name="T6">We have ran each application 10 times.</text:span></text:p>
      <text:p text:style-name="P7"><text:span text:style-name="T2">-Mapper and reducer program to calculate the number of times the cosine similarity of adjacent phases exceeds a particular threshold.</text:span></text:p>
      <text:p text:style-name="P7"><text:span text:style-name="T2">-</text:span><text:span text:style-name="T3">We have used python scripts for hadoop through hadoop streaming.</text:span></text:p>
      <text:p text:style-name="P7"><text:span text:style-name="T2">-We have used gnuplot to plot graphs of th</text:span><text:span text:style-name="T3">e</text:span><text:span text:style-name="T2"> number of phases.</text:span></text:p>
      <text:p text:style-name="P7"><text:span text:style-name="T2">-</text:span><text:span text:style-name="T3">We have also clustered the points into similar clusters and found the cluster centers of these <text:s/>clusters</text:span></text:p>
      <text:p text:style-name="P7"><text:span text:style-name="T2">-Modules like numpy,sklearn have been used to find the cluster-centers of the data.</text:span></text:p>
      <text:p text:style-name="P7"><text:span text:style-name="T2"/></text:p>
      <text:p text:style-name="P9"><text:span text:style-name="T8">Observation</text:span> :</text:p>
      <text:p text:style-name="P9"/>
      <text:p text:style-name="P8">The cosine similarity values lie between 0 and 1, greater the value greater is the similarity.</text:p>
      <text:p text:style-name="P8"><text:s/>We have ran each application 10 times analysed the data for around 5 thresholds.As the threshold increases the phases whose cosine similarity exceeds the threshold decreases.</text:p>
      <text:p text:style-name="P8">We observe that most of the adjacent phases have cosine similarity greater than 0.9. However a very <text:span text:style-name="T9">few</text:span> exceed 0.999.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3:54:37.985906511</meta:creation-date>
    <dc:date>2018-05-04T14:48:05.409146549</dc:date>
    <meta:editing-duration>PT9M5S</meta:editing-duration>
    <meta:editing-cycles>1</meta:editing-cycles>
    <meta:document-statistic meta:table-count="0" meta:image-count="0" meta:object-count="0" meta:page-count="1" meta:paragraph-count="13" meta:word-count="230" meta:character-count="1480" meta:non-whitespace-character-count="1261"/>
    <meta:generator>LibreOffice/5.1.6.2$Linux_X86_64 LibreOffice_project/10m0$Build-2</meta:generator>
  </office:meta>
</office:document-meta>
</file>